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14d9e7"/>
    </style:style>
    <style:style style:name="P2" style:family="paragraph" style:parent-style-name="Standard">
      <style:text-properties officeooo:rsid="0014d9e7" officeooo:paragraph-rsid="0014d9e7"/>
    </style:style>
    <style:style style:name="P3" style:family="paragraph" style:parent-style-name="Standard">
      <style:text-properties officeooo:paragraph-rsid="001549f0"/>
    </style:style>
    <style:style style:name="T1" style:family="text">
      <style:text-properties officeooo:rsid="0014d9e7"/>
    </style:style>
    <style:style style:name="T2" style:family="text">
      <style:text-properties officeooo:rsid="001549f0"/>
    </style:style>
    <style:style style:name="T3" style:family="text">
      <style:text-properties officeooo:rsid="0017a4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El objetivo del proyecto TRITIUM es diseñar, construir y poner en operación un monitor capaz de medir bajas </text:span>actividades de tritio en <text:span text:style-name="T1">muestras de </text:span>agua en tiempo cuasi real (menos de una hora). E<text:span text:style-name="T1">l monitor desarrollado durante la realización de esta tesis </text:span>consiste de tres partes:</text:p>
      <text:p text:style-name="Standard"/>
      <text:p text:style-name="Standard">- El detector de tritio, donde tiene lugar la medida de<text:span text:style-name="T1">l tritio</text:span>. Este detector se basa en cientos de fibras <text:span text:style-name="T1">centelleadoras</text:span> puestas en contacto dire<text:span text:style-name="T2">c</text:span>to con la muestra de agua a medir. Estas fibras detectan <text:span text:style-name="T1">algunas de las desintegraciones de </text:span>las partículas <text:span text:style-name="T1">de tritio contenidas en la muestra de agua. Finalmente, estas fibras son leídas por fotosensores, cuyas señales son procesadas y analizadas por la electrónica correspondiente. </text:span></text:p>
      <text:p text:style-name="Standard"/>
      <text:p text:style-name="P3">- <text:span text:style-name="T1">Un sistema de purificación del agua, el cual permite obtener muestras de agua en la que se ha eliminado cualquier partícula en suspensión con un diámetro superior a 1 micrómetro, dando como resultado muestras de agua con conductividad muy baja. Esta tarea es esencial para preservar la eficiencia del detector y, además, para para disminuir el fondo radiactivo medido por el detector que limita la eficiencia de detección a bajas actividades.</text:span></text:p>
      <text:p text:style-name="P1"/>
      <text:p text:style-name="P1">- <text:span text:style-name="T1">Un sistema de rechazo del fondo radiactivo, ya sea radiactividad ambiental o rayos cósmicos. Este rechazo del fondo se realiza mediante dos mecanismos, un blindaje pasivo mediante un <text:s/>castillo de plomo y un blindaje activo realizado por bloques de plástico centelleador leídos por fotosensores.</text:span></text:p>
      <text:p text:style-name="P1"/>
      <text:p text:style-name="P2">El trabajo realizado en esta tesis ha consistido en <text:span text:style-name="T3">el diseño y construcción de una serie de prototipos del detector. Además se han realizado distintas </text:span>calibraci<text:span text:style-name="T3">ones</text:span> y <text:span text:style-name="T3">estudios para la optimización</text:span> de distintas partes de este monitor. <text:span text:style-name="T3">Se han obtenido sensibilidades a la medición del tritio en agua muy superiores a las obtenidas con otros detectores hasta el presente.</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26T16:50:50.809089610</meta:creation-date>
    <dc:date>2022-07-26T17:24:36.712868287</dc:date>
    <meta:editing-duration>PT18M25S</meta:editing-duration>
    <meta:editing-cycles>3</meta:editing-cycles>
    <meta:generator>LibreOffice/6.0.7.3$Linux_X86_64 LibreOffice_project/00m0$Build-3</meta:generator>
    <meta:document-statistic meta:table-count="0" meta:image-count="0" meta:object-count="0" meta:page-count="1" meta:paragraph-count="5" meta:word-count="289" meta:character-count="1817" meta:non-whitespace-character-count="1531"/>
  </office:meta>
</office:document-meta>
</file>